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3.614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1.88cm"/>
    </style:style>
    <style:style style:name="co9" style:family="table-column">
      <style:table-column-properties fo:break-before="auto" style:column-width="0.321cm"/>
    </style:style>
    <style:style style:name="co10" style:family="table-column">
      <style:table-column-properties fo:break-before="auto" style:column-width="0.346cm"/>
    </style:style>
    <style:style style:name="co11" style:family="table-column">
      <style:table-column-properties fo:break-before="auto" style:column-width="0.94cm"/>
    </style:style>
    <style:style style:name="co12" style:family="table-column">
      <style:table-column-properties fo:break-before="auto" style:column-width="2.004cm"/>
    </style:style>
    <style:style style:name="co13" style:family="table-column">
      <style:table-column-properties fo:break-before="auto" style:column-width="0.395cm"/>
    </style:style>
    <style:style style:name="co14" style:family="table-column">
      <style:table-column-properties fo:break-before="auto" style:column-width="0.37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1.0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0.577cm"/>
    </style:style>
    <style:style style:name="co19" style:family="table-column">
      <style:table-column-properties fo:break-before="auto" style:column-width="0.915cm"/>
    </style:style>
    <style:style style:name="co20" style:family="table-column">
      <style:table-column-properties fo:break-before="auto" style:column-width="0.593cm"/>
    </style:style>
    <style:style style:name="co21" style:family="table-column">
      <style:table-column-properties fo:break-before="auto" style:column-width="0.965cm"/>
    </style:style>
    <style:style style:name="co22" style:family="table-column">
      <style:table-column-properties fo:break-before="auto" style:column-width="1.113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23ff23" fo:border="0.06pt solid #000000"/>
    </style:style>
    <style:style style:name="ce18" style:family="table-cell" style:parent-style-name="Default">
      <style:table-cell-properties fo:background-color="#ff3333" fo:border="0.06pt solid #000000"/>
      <style:text-properties fo:color="#ffff00"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none"/>
      <style:text-properties fo:color="#ffff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06pt solid #000000"/>
    </style:style>
    <style:style style:name="ce2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6ff00" fo:border="0.06pt solid #000000"/>
    </style:style>
    <style:style style:name="ce31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 style:data-style-name="N1">
      <style:table-cell-properties fo:border="0.06pt solid #000000"/>
    </style:style>
    <style:style style:name="ce37" style:family="table-cell" style:parent-style-name="Default" style:data-style-name="N1">
      <style:table-cell-properties fo:background-color="#ff3333" fo:border="0.06pt solid #000000"/>
      <style:text-properties fo:color="#ffff00"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transparent" fo:border="none"/>
      <style:text-properties fo:color="#ffff00" fo:font-weight="bold" style:font-weight-asian="bold" style:font-weight-complex="bold"/>
    </style:style>
    <style:style style:name="ce39" style:family="table-cell" style:parent-style-name="Default" style:data-style-name="N1">
      <style:table-cell-properties fo:border-bottom="none" fo:background-color="transparent" fo:border-left="none" fo:border-right="0.06pt solid #000000" fo:border-top="0.06pt solid #000000"/>
    </style:style>
    <style:style style:name="ce40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style:font-name="Liberation Sans" fo:font-style="normal" fo:font-weight="bold" style:font-name-asian="Droid Sans Fallback" style:font-style-asian="normal" style:font-weight-asian="bold" style:font-name-complex="FreeSans" style:font-style-complex="normal" style:font-weight-complex="bold"/>
    </style:style>
    <style:style style:name="ce42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5" style:family="table-cell" style:parent-style-name="Default" style:data-style-name="N1">
      <style:table-cell-properties fo:background-color="transparent"/>
    </style:style>
    <style:style style:name="ce4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0000" fo:font-size="8pt" fo:font-style="italic" style:font-size-asian="8pt" style:font-style-asian="italic" style:font-size-complex="8pt" style:font-style-complex="italic"/>
    </style:style>
    <style:style style:name="ce4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48" style:family="table-cell" style:parent-style-name="Default" style:data-style-name="N2">
      <style:text-properties fo:color="#b3b3b3" fo:font-style="italic" style:font-style-asian="italic" style:font-style-complex="italic"/>
    </style:style>
    <style:style style:name="ce49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50" style:family="table-cell" style:parent-style-name="Default">
      <style:text-properties fo:color="#000000"/>
    </style:style>
    <style:style style:name="ce51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53" style:family="table-cell" style:parent-style-name="Default" style:data-style-name="N11">
      <style:text-properties fo:color="#b3b3b3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4" style:family="table-cell" style:parent-style-name="Default" style:data-style-name="N11">
      <style:text-properties fo:color="#b3b3b3" fo:font-style="italic" style:font-style-asian="italic" style:font-weight-asian="bold" style:font-style-complex="italic" style:font-weight-complex="bold"/>
    </style:style>
    <style:style style:name="ce55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ce56" style:family="table-cell" style:parent-style-name="Default" style:data-style-name="N0">
      <style:text-properties fo:color="#b3b3b3" fo:font-style="italic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59" style:family="table-cell" style:parent-style-name="Default" style:data-style-name="N11">
      <style:text-properties fo:color="#b2b2b2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60" style:family="table-cell" style:parent-style-name="Default">
      <style:table-cell-properties fo:background-color="#ffcc00"/>
    </style:style>
    <style:style style:name="ce6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62" style:family="table-cell" style:parent-style-name="Default">
      <style:text-properties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63" style:family="table-cell" style:parent-style-name="Default" style:data-style-name="N2">
      <style:table-cell-properties fo:background-color="transparent"/>
    </style:style>
    <style:style style:name="ce64" style:family="table-cell" style:parent-style-name="Default">
      <style:text-properties style:font-name="Liberation Sans" style:font-name-asian="Droid Sans Fallback" style:font-name-complex="FreeSans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transparent" fo:border="none"/>
    </style:style>
    <style:style style:name="ce69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cc00"/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Monnaie Dett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998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14" office:value-type="string" calcext:value-type="string" table:number-columns-spanned="6" table:number-rows-spanned="1">
            <text:p>Début du jeu<text:span text:style-name="T2"> →</text:span> Mort</text:p>
          </table:table-cell>
          <table:covered-table-cell table:number-columns-repeated="3" table:style-name="ce14"/>
          <table:covered-table-cell table:number-columns-repeated="2" table:style-name="ce17"/>
          <table:table-cell table:style-name="ce23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3"/>
          <table:covered-table-cell table:number-columns-repeated="2" table:style-name="ce30"/>
          <table:table-cell table:style-name="Default" table:number-columns-repeated="2"/>
          <table:table-cell table:style-name="ce46" office:value-type="string" calcext:value-type="string" table:number-columns-spanned="4" table:number-rows-spanned="1">
            <text:p>Sans Banque</text:p>
          </table:table-cell>
          <table:covered-table-cell table:number-columns-repeated="2" table:style-name="ce50"/>
          <table:covered-table-cell table:style-name="Default"/>
          <table:table-cell table:style-name="Default"/>
          <table:table-cell table:style-name="ce46" office:value-type="string" calcext:value-type="string" table:number-columns-spanned="4" table:number-rows-spanned="1">
            <text:p>Avec Banque</text:p>
          </table:table-cell>
          <table:covered-table-cell table:number-columns-repeated="2" table:style-name="ce50"/>
          <table:covered-table-cell/>
          <table:table-cell table:number-columns-repeated="998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3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6" office:value-type="string" calcext:value-type="string" table:number-columns-spanned="1" table:number-rows-spanned="2">
            <text:p>Moyenne</text:p>
          </table:table-cell>
          <table:table-cell table:style-name="ce51" office:value-type="string" calcext:value-type="string" table:number-columns-spanned="1" table:number-rows-spanned="2">
            <text:p>Écart type</text:p>
          </table:table-cell>
          <table:table-cell table:style-name="ce51" office:value-type="string" calcext:value-type="string" table:number-columns-spanned="1" table:number-rows-spanned="2">
            <text:p>Médiane</text:p>
          </table:table-cell>
          <table:table-cell table:style-name="ce51" office:value-type="string" calcext:value-type="string" table:number-columns-spanned="1" table:number-rows-spanned="2">
            <text:p>Écart type</text:p>
          </table:table-cell>
          <table:table-cell table:style-name="Default"/>
          <table:table-cell table:style-name="ce46" office:value-type="string" calcext:value-type="string" table:number-columns-spanned="1" table:number-rows-spanned="2">
            <text:p>Moyenne</text:p>
          </table:table-cell>
          <table:table-cell table:style-name="ce51" office:value-type="string" calcext:value-type="string" table:number-columns-spanned="1" table:number-rows-spanned="2">
            <text:p>Écart type</text:p>
          </table:table-cell>
          <table:table-cell table:style-name="ce51" office:value-type="string" calcext:value-type="string" table:number-columns-spanned="1" table:number-rows-spanned="2">
            <text:p>Médiane</text:p>
          </table:table-cell>
          <table:table-cell table:style-name="ce51" office:value-type="string" calcext:value-type="string" table:number-columns-spanned="1" table:number-rows-spanned="2">
            <text:p>Écart type</text:p>
          </table:table-cell>
          <table:table-cell table:number-columns-repeated="998"/>
        </table:table-row>
        <table:table-row table:style-name="ro2">
          <table:covered-table-cell table:number-columns-repeated="2" table:style-name="ce2"/>
          <table:covered-table-cell table:style-name="ce12"/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covered-table-cell table:style-name="ce16"/>
          <table:table-cell table:style-name="Default"/>
          <table:covered-table-cell table:style-name="ce47"/>
          <table:covered-table-cell table:number-columns-repeated="2" table:style-name="ce52"/>
          <table:covered-table-cell table:style-name="Default"/>
          <table:table-cell table:style-name="Default"/>
          <table:covered-table-cell table:style-name="ce47"/>
          <table:covered-table-cell table:number-columns-repeated="2" table:style-name="ce52"/>
          <table:covered-table-cell/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Benoit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6" table:formula="of:=[.D4]*1+[.E4]*2+[.F4]*4 + [.G4]*3+[.H4]*6+[.I4]*12+[.J4]*1+[.K4]*2+[.L4]*4+[.M4]*3+[.N4]*6+[.O4]*12" office:value-type="float" office:value="50" calcext:value-type="float">
            <text:p>50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Laetitia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5]*1+[.E5]*2+[.F5]*4 + [.G5]*3+[.H5]*6+[.I5]*12+[.J5]*1+[.K5]*2+[.L5]*4+[.M5]*3+[.N5]*6+[.O5]*12" office:value-type="float" office:value="82" calcext:value-type="float">
            <text:p>82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Lionel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36" table:formula="of:=[.D6]*1+[.E6]*2+[.F6]*4 + [.G6]*3+[.H6]*6+[.I6]*12+[.J6]*1+[.K6]*2+[.L6]*4+[.M6]*3+[.N6]*6+[.O6]*12" office:value-type="float" office:value="162" calcext:value-type="float">
            <text:p>162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Lud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6" table:formula="of:=[.D7]*1+[.E7]*2+[.F7]*4 + [.G7]*3+[.H7]*6+[.I7]*12+[.J7]*1+[.K7]*2+[.L7]*4+[.M7]*3+[.N7]*6+[.O7]*12" office:value-type="float" office:value="138" calcext:value-type="float">
            <text:p>138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Steph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8]*1+[.E8]*2+[.F8]*4 + [.G8]*3+[.H8]*6+[.I8]*12+[.J8]*1+[.K8]*2+[.L8]*4+[.M8]*3+[.N8]*6+[.O8]*12" office:value-type="float" office:value="56" calcext:value-type="float">
            <text:p>56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Vincent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9]*1+[.E9]*2+[.F9]*4 + [.G9]*3+[.H9]*6+[.I9]*12+[.J9]*1+[.K9]*2+[.L9]*4+[.M9]*3+[.N9]*6+[.O9]*12" office:value-type="float" office:value="102" calcext:value-type="float">
            <text:p>102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Benoît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6" table:formula="of:=[.D10]*1+[.E10]*2+[.F10]*4 + [.G10]*3+[.H10]*6+[.I10]*12+[.J10]*1+[.K10]*2+[.L10]*4+[.M10]*3+[.N10]*6+[.O10]*12" office:value-type="float" office:value="124" calcext:value-type="float">
            <text:p>124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Etienne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3"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6" table:formula="of:=[.D11]*1+[.E11]*2+[.F11]*4 + [.G11]*3+[.H11]*6+[.I11]*12+[.J11]*1+[.K11]*2+[.L11]*4+[.M11]*3+[.N11]*6+[.O11]*12" office:value-type="float" office:value="130" calcext:value-type="float">
            <text:p>130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Pierre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36" table:formula="of:=[.D12]*1+[.E12]*2+[.F12]*4 + [.G12]*3+[.H12]*6+[.I12]*12+[.J12]*1+[.K12]*2+[.L12]*4+[.M12]*3+[.N12]*6+[.O12]*12" office:value-type="float" office:value="216" calcext:value-type="float">
            <text:p>216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Jacques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6" table:formula="of:=[.D13]*1+[.E13]*2+[.F13]*4 + [.G13]*3+[.H13]*6+[.I13]*12+[.J13]*1+[.K13]*2+[.L13]*4+[.M13]*3+[.N13]*6+[.O13]*12" office:value-type="float" office:value="226" calcext:value-type="float">
            <text:p>226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Jean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3"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36" table:formula="of:=[.D14]*1+[.E14]*2+[.F14]*4 + [.G14]*3+[.H14]*6+[.I14]*12+[.J14]*1+[.K14]*2+[.L14]*4+[.M14]*3+[.N14]*6+[.O14]*12" office:value-type="float" office:value="264" calcext:value-type="float">
            <text:p>264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4]+1" office:value-type="float" office:value="12" calcext:value-type="float">
            <text:p>12</text:p>
          </table:table-cell>
          <table:table-cell table:style-name="Default" office:value-type="string" calcext:value-type="string">
            <text:p>Magalie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3"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3"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15]*1+[.E15]*2+[.F15]*4 + [.G15]*3+[.H15]*6+[.I15]*12+[.J15]*1+[.K15]*2+[.L15]*4+[.M15]*3+[.N15]*6+[.O15]*12" office:value-type="float" office:value="268" calcext:value-type="float">
            <text:p>268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5]+1" office:value-type="float" office:value="13" calcext:value-type="float">
            <text:p>13</text:p>
          </table:table-cell>
          <table:table-cell table:style-name="Default" office:value-type="string" calcext:value-type="string">
            <text:p>Carole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3" table:style-name="ce17" office:value-type="float" office:value="8" calcext:value-type="float">
            <text:p>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3"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D16]*1+[.E16]*2+[.F16]*4 + [.G16]*3+[.H16]*6+[.I16]*12+[.J16]*1+[.K16]*2+[.L16]*4+[.M16]*3+[.N16]*6+[.O16]*12" office:value-type="float" office:value="328" calcext:value-type="float">
            <text:p>328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office:value-type="float" office:value="14" calcext:value-type="float">
            <text:p>14</text:p>
          </table:table-cell>
          <table:table-cell table:style-name="Default" office:value-type="string" calcext:value-type="string">
            <text:p>Alfred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3"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3"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6" table:formula="of:=[.D17]*1+[.E17]*2+[.F17]*4 + [.G17]*3+[.H17]*6+[.I17]*12+[.J17]*1+[.K17]*2+[.L17]*4+[.M17]*3+[.N17]*6+[.O17]*12" office:value-type="float" office:value="284" calcext:value-type="float">
            <text:p>284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3]+[.$P$24])*2/MAX([.$U$19];MAX([.$P$4:.$P$17]))-1" office:value-type="percentage" office:value="0.507929843427863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3]-[.$P$24])*2/MAX([.$U$19];MAX([.$P$4:.$P$17]))-1" office:value-type="percentage" office:value="-0.524256374040108" calcext:value-type="percentage">
            <text:p>-52,43%</text:p>
          </table:table-cell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string" calcext:value-type="string">
            <text:p>Banque</text:p>
          </table:table-cell>
          <table:table-cell table:style-name="ce18" table:number-columns-repeated="6"/>
          <table:table-cell table:style-name="ce18" office:value-type="float" office:value="500" calcext:value-type="float">
            <text:p>500</text:p>
          </table:table-cell>
          <table:table-cell table:style-name="ce18" table:number-columns-repeated="5"/>
          <table:table-cell table:style-name="ce37" table:formula="of:=[.D18]*1+[.E18]*2+[.F18]*4 + [.G18]*3+[.H18]*6+[.I18]*12+[.J18]*1+[.K18]*2+[.L18]*4+[.M18]*3+[.N18]*6+[.O18]*12" office:value-type="float" office:value="500" calcext:value-type="float">
            <text:p>500</text:p>
          </table:table-cell>
          <table:table-cell table:style-name="Default"/>
          <table:table-cell table:style-name="ce48"/>
          <table:table-cell table:style-name="ce54"/>
          <table:table-cell table:style-name="ce56"/>
          <table:table-cell table:style-name="ce59"/>
          <table:table-cell table:style-name="ce62"/>
          <table:table-cell table:style-name="ce48" table:formula="of:=AVERAGE([.$P$4:.$P$18])" office:value-type="float" office:value="195.333333333333" calcext:value-type="float">
            <text:p>195,33</text:p>
          </table:table-cell>
          <table:table-cell table:style-name="ce54" table:formula="of:=([.$P$29]+[.$P$30])*2/MAX([.$Z$19];MAX([.$P$4:.$P$18]))-1" office:value-type="percentage" office:value="0.0549550749015175" calcext:value-type="percentage">
            <text:p>5,50%</text:p>
          </table:table-cell>
          <table:table-cell table:style-name="ce56" table:formula="of:=MEDIAN([.$P$4:.$P$18])" office:value-type="float" office:value="162" calcext:value-type="float">
            <text:p>162</text:p>
          </table:table-cell>
          <table:table-cell table:style-name="ce53" table:formula="of:=([.$P$29]-[.$P$30])*2/MAX([.$Z$19];MAX([.$P$4:.$P$18]))-1" office:value-type="percentage" office:value="-0.752732852679295" calcext:value-type="percentage">
            <text:p>-75,27%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11"/>
          <table:table-cell table:style-name="ce4"/>
          <table:table-cell table:style-name="ce19" table:number-columns-repeated="12"/>
          <table:table-cell table:style-name="ce38"/>
          <table:table-cell table:style-name="Default"/>
          <table:table-cell table:style-name="ce48"/>
          <table:table-cell table:style-name="ce54"/>
          <table:table-cell table:style-name="ce57" office:value-type="string" calcext:value-type="string">
            <text:p>Max Y Schéma :</text:p>
          </table:table-cell>
          <table:table-cell table:style-name="ce60" office:value-type="float" office:value="350" calcext:value-type="float">
            <text:p>350</text:p>
          </table:table-cell>
          <table:table-cell table:style-name="ce62"/>
          <table:table-cell table:style-name="ce48"/>
          <table:table-cell table:style-name="ce54"/>
          <table:table-cell table:style-name="ce57" office:value-type="string" calcext:value-type="string">
            <text:p>Max Y Schéma :</text:p>
          </table:table-cell>
          <table:table-cell table:style-name="ce60" office:value-type="float" office:value="600" calcext:value-type="float">
            <text:p>600</text:p>
          </table:table-cell>
          <table:table-cell table:number-columns-repeated="998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20" table:number-columns-repeated="5"/>
          <table:table-cell table:style-name="ce22"/>
          <table:table-cell table:style-name="ce20" table:number-columns-repeated="3"/>
          <table:table-cell table:style-name="ce25" office:value-type="string" calcext:value-type="string" table:number-columns-spanned="4" table:number-rows-spanned="1">
            <text:p>Sans compter la banque</text:p>
          </table:table-cell>
          <table:covered-table-cell table:number-columns-repeated="2" table:style-name="ce31"/>
          <table:covered-table-cell table:style-name="ce39"/>
          <table:table-cell/>
          <table:table-cell table:style-name="ce49"/>
          <table:table-cell table:style-name="ce55" table:number-columns-repeated="2"/>
          <table:table-cell table:style-name="ce45" table:number-columns-repeated="2"/>
          <table:table-cell/>
          <table:table-cell table:style-name="ce5" table:number-columns-repeated="1001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6" office:value-type="string" calcext:value-type="string" table:number-columns-spanned="3" table:number-rows-spanned="1">
            <text:p>Total :</text:p>
          </table:table-cell>
          <table:covered-table-cell table:style-name="ce32"/>
          <table:covered-table-cell table:style-name="ce22"/>
          <table:table-cell table:style-name="ce40" table:formula="of:=SUM([.$P$4:.$P$17])" office:value-type="float" office:value="2430" calcext:value-type="float">
            <text:p>2430,00</text:p>
          </table:table-cell>
          <table:table-cell/>
          <table:table-cell table:style-name="Default" table:number-columns-repeated="2"/>
          <table:table-cell/>
          <table:table-cell table:style-name="ce45" table:number-columns-repeated="2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6" office:value-type="string" calcext:value-type="string" table:number-columns-spanned="3" table:number-rows-spanned="1">
            <text:p>Médiane :</text:p>
          </table:table-cell>
          <table:covered-table-cell table:style-name="ce32"/>
          <table:covered-table-cell table:style-name="ce22"/>
          <table:table-cell table:style-name="ce41" table:formula="of:=MEDIAN([.$P$4:.$P$17])" office:value-type="float" office:value="150" calcext:value-type="float">
            <text:p>150,00</text:p>
          </table:table-cell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7" office:value-type="string" calcext:value-type="string" table:number-columns-spanned="3" table:number-rows-spanned="1">
            <text:p>Moyenne / joueur :</text:p>
          </table:table-cell>
          <table:covered-table-cell table:style-name="ce32"/>
          <table:covered-table-cell table:style-name="ce22"/>
          <table:table-cell table:style-name="ce40" table:formula="of:=AVERAGE([.$P$4:.$P$17])" office:value-type="float" office:value="173.571428571429" calcext:value-type="float">
            <text:p>173,57</text:p>
          </table:table-cell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8" office:value-type="string" calcext:value-type="string" table:number-columns-spanned="3" table:number-rows-spanned="1">
            <text:p>Écart type :</text:p>
          </table:table-cell>
          <table:covered-table-cell table:style-name="ce33"/>
          <table:covered-table-cell table:style-name="ce34"/>
          <table:table-cell table:style-name="ce42" table:formula="of:=STDEV([.$P$4:.$P$17])" office:value-type="float" office:value="90.3162940284474" calcext:value-type="float">
            <text:p>90,32</text:p>
          </table:table-cell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9"/>
          <table:table-cell table:style-name="ce32"/>
          <table:table-cell table:style-name="ce22"/>
          <table:table-cell table:style-name="ce43"/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 table:number-columns-repeated="12"/>
          <table:table-cell table:style-name="ce25" office:value-type="string" calcext:value-type="string" table:number-columns-spanned="4" table:number-rows-spanned="1">
            <text:p>Avec la banque</text:p>
          </table:table-cell>
          <table:covered-table-cell table:number-columns-repeated="2" table:style-name="ce31"/>
          <table:covered-table-cell table:style-name="ce44"/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 table:number-columns-repeated="12"/>
          <table:table-cell table:style-name="ce26" office:value-type="string" calcext:value-type="string" table:number-columns-spanned="3" table:number-rows-spanned="1">
            <text:p>Total :</text:p>
          </table:table-cell>
          <table:covered-table-cell table:style-name="ce32"/>
          <table:covered-table-cell table:style-name="ce22"/>
          <table:table-cell table:style-name="ce40" table:formula="of:=SUM([.$P$4:.$P$18])" office:value-type="float" office:value="2930" calcext:value-type="float">
            <text:p>2930,00</text:p>
          </table:table-cell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 table:number-columns-repeated="12"/>
          <table:table-cell table:style-name="ce26" office:value-type="string" calcext:value-type="string" table:number-columns-spanned="3" table:number-rows-spanned="1">
            <text:p>Médiane :</text:p>
          </table:table-cell>
          <table:covered-table-cell table:style-name="ce32"/>
          <table:covered-table-cell table:style-name="ce22"/>
          <table:table-cell table:style-name="ce41" table:formula="of:=MEDIAN([.$P$4:.$P$18])" office:value-type="float" office:value="162" calcext:value-type="float">
            <text:p>162,00</text:p>
          </table:table-cell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 table:number-columns-repeated="12"/>
          <table:table-cell table:style-name="ce27" office:value-type="string" calcext:value-type="string" table:number-columns-spanned="3" table:number-rows-spanned="1">
            <text:p>Moyenne / joueur :</text:p>
          </table:table-cell>
          <table:covered-table-cell table:style-name="ce32"/>
          <table:covered-table-cell table:style-name="ce22"/>
          <table:table-cell table:style-name="ce40" table:formula="of:=AVERAGE([.$P$4:.$P$18])" office:value-type="float" office:value="195.333333333333" calcext:value-type="float">
            <text:p>195,33</text:p>
          </table:table-cell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 table:number-columns-repeated="12"/>
          <table:table-cell table:style-name="ce28" office:value-type="string" calcext:value-type="string" table:number-columns-spanned="3" table:number-rows-spanned="1">
            <text:p>Écart type :</text:p>
          </table:table-cell>
          <table:covered-table-cell table:style-name="ce33"/>
          <table:covered-table-cell table:style-name="ce34"/>
          <table:table-cell table:style-name="ce42" table:formula="of:=STDEV([.$P$4:.$P$18])" office:value-type="float" office:value="121.153189137122" calcext:value-type="float">
            <text:p>121,15</text:p>
          </table:table-cell>
          <table:table-cell table:number-columns-repeated="4"/>
          <table:table-cell table:style-name="ce45" table:number-columns-repeated="2"/>
          <table:table-cell table:number-columns-repeated="1002"/>
        </table:table-row>
        <table:table-row table:style-name="ro2">
          <table:table-cell table:number-columns-repeated="20"/>
          <table:table-cell table:style-name="ce45" table:number-columns-repeated="2"/>
          <table:table-cell table:number-columns-repeated="1002"/>
        </table:table-row>
        <table:table-row table:style-name="ro2">
          <table:table-cell>
            <draw:frame table:end-cell-address="'Monnaie Dette'.P65" table:end-x="2.581cm" table:end-y="0.1cm" draw:z-index="0" draw:style-name="gr1" draw:text-style-name="P1" svg:width="27.479cm" svg:height="15.002cm" svg:x="0.405cm" svg:y="0cm">
              <draw:object draw:notify-on-update-of-ranges="'Monnaie Dette'.C4:'Monnaie Dette'.C17 'Monnaie Dette'.P2:'Monnaie Dette'.P2 'Monnaie Dette'.P4:'Monnaie Dette'.P17 'Monnaie Dette'.S2:'Monnaie Dette'.S2 'Monnaie Dette'.S4:'Monnaie Dette'.S17 'Monnaie Dette'.U2:'Monnaie Dette'.U2 'Monnaie Dette'.U4:'Monnaie Dette'.U17 'Monnaie Dette'.R2:'Monnaie Dette'.R2 'Monnaie Dette'.R4:'Monnaie Dette'.R17 'Monnaie Dette'.T2:'Monnaie Dette'.T2 'Monnaie Dette'.T4:'Monnaie Dette'.T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  <table:table-cell table:style-name="ce45" table:number-columns-repeated="2"/>
          <table:table-cell table:number-columns-repeated="1002"/>
        </table:table-row>
        <table:table-row table:style-name="ro2">
          <table:table-cell table:number-columns-repeated="24"/>
          <table:table-cell table:style-name="ce64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 table:number-rows-repeated="5">
          <table:table-cell table:number-columns-repeated="20"/>
          <table:table-cell table:style-name="ce45" table:number-columns-repeated="2"/>
          <table:table-cell table:number-columns-repeated="1002"/>
        </table:table-row>
        <table:table-row table:style-name="ro2" table:number-rows-repeated="3">
          <table:table-cell table:number-columns-repeated="19"/>
          <table:table-cell table:style-name="ce22"/>
          <table:table-cell table:style-name="ce61"/>
          <table:table-cell table:style-name="ce43"/>
          <table:table-cell table:number-columns-repeated="1002"/>
        </table:table-row>
        <table:table-row table:style-name="ro2">
          <table:table-cell table:number-columns-repeated="3"/>
          <table:table-cell table:style-name="ce20" table:number-columns-repeated="12"/>
          <table:table-cell table:style-name="ce45"/>
          <table:table-cell table:number-columns-repeated="3"/>
          <table:table-cell table:style-name="ce58"/>
          <table:table-cell table:style-name="ce20"/>
          <table:table-cell table:style-name="ce63"/>
          <table:table-cell table:number-columns-repeated="1002"/>
        </table:table-row>
        <table:table-row table:style-name="ro2" table:number-rows-repeated="3">
          <table:table-cell table:number-columns-repeated="19"/>
          <table:table-cell table:style-name="ce22"/>
          <table:table-cell table:style-name="ce61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20"/>
          <table:table-cell table:style-name="ce45" table:number-columns-repeated="2"/>
          <table:table-cell table:number-columns-repeated="1002"/>
        </table:table-row>
        <table:table-row table:style-name="ro2" table:number-rows-repeated="17">
          <table:table-cell table:number-columns-repeated="1024"/>
        </table:table-row>
        <table:table-row table:style-name="ro2">
          <table:table-cell>
            <draw:frame table:end-cell-address="'Monnaie Dette'.P99" table:end-x="2.551cm" table:end-y="0.454cm" draw:z-index="3" draw:style-name="gr1" draw:text-style-name="P1" svg:width="27.479cm" svg:height="15cm" svg:x="0.375cm" svg:y="0.353cm">
              <draw:object draw:notify-on-update-of-ranges="'Monnaie Dette'.C4:'Monnaie Dette'.C18 'Monnaie Dette'.P2:'Monnaie Dette'.P2 'Monnaie Dette'.P4:'Monnaie Dette'.P18 'Monnaie Dette'.X2:'Monnaie Dette'.X2 'Monnaie Dette'.X4:'Monnaie Dette'.X18 'Monnaie Dette'.Z2:'Monnaie Dette'.Z2 'Monnaie Dette'.Z4:'Monnaie Dette'.Z18 'Monnaie Dette'.W2:'Monnaie Dette'.W2 'Monnaie Dette'.W4:'Monnaie Dette'.W18 'Monnaie Dette'.Y2:'Monnaie Dette'.Y2 'Monnaie Dette'.Y4:'Monnaie Dette'.Y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</table:table>
      <table:table table:name="Monnaie Libre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8" table:default-cell-style-name="ce5"/>
        <table:table-column table:style-name="co11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45"/>
        <table:table-column table:style-name="co22" table:default-cell-style-name="ce45"/>
        <table:table-column table:style-name="co17" table:default-cell-style-name="ce5"/>
        <table:table-column table:style-name="co17" table:number-columns-repeated="1001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14" office:value-type="string" calcext:value-type="string" table:number-columns-spanned="6" table:number-rows-spanned="1">
            <text:p>Début du jeu<text:span text:style-name="T2"> →</text:span> Mort</text:p>
          </table:table-cell>
          <table:covered-table-cell table:number-columns-repeated="3" table:style-name="ce14"/>
          <table:covered-table-cell table:number-columns-repeated="2" table:style-name="ce17"/>
          <table:table-cell table:style-name="ce23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3"/>
          <table:covered-table-cell table:number-columns-repeated="2" table:style-name="ce30"/>
          <table:table-cell table:style-name="Default" table:number-columns-repeated="2"/>
          <table:table-cell table:style-name="ce46" office:value-type="string" calcext:value-type="string" table:number-columns-spanned="4" table:number-rows-spanned="1">
            <text:p>Report pour graphique</text:p>
          </table:table-cell>
          <table:covered-table-cell table:number-columns-repeated="2" table:style-name="ce50"/>
          <table:covered-table-cell table:style-name="Default"/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15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6"/>
          <table:table-cell table:style-name="ce15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1"/>
          <table:table-cell table:style-name="ce3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6" office:value-type="string" calcext:value-type="string" table:number-columns-spanned="1" table:number-rows-spanned="2">
            <text:p>Moyenne</text:p>
          </table:table-cell>
          <table:table-cell table:style-name="ce51" office:value-type="string" calcext:value-type="string" table:number-columns-spanned="1" table:number-rows-spanned="2">
            <text:p>Écart type</text:p>
          </table:table-cell>
          <table:table-cell table:style-name="ce51" office:value-type="string" calcext:value-type="string" table:number-columns-spanned="1" table:number-rows-spanned="2">
            <text:p>Médiane</text:p>
          </table:table-cell>
          <table:table-cell table:style-name="ce51" office:value-type="string" calcext:value-type="string" table:number-columns-spanned="1" table:number-rows-spanned="2">
            <text:p>Écart type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covered-table-cell table:number-columns-repeated="2" table:style-name="ce2"/>
          <table:covered-table-cell table:style-name="ce12"/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office:annotation draw:style-name="gr2" draw:text-style-name="P2" svg:width="2.899cm" svg:height="0.596cm" svg:x="12.656cm" svg:y="0.026cm" draw:caption-point-x="-0.61cm" draw:caption-point-y="0.913cm">
              <dc:date>2016-06-04T00:00:00</dc:date>
              <text:p text:style-name="P2"><text:span text:style-name="T1">Intermédiaire</text:span></text:p>
            </office:annotation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office:annotation draw:style-name="gr2" draw:text-style-name="P2" svg:width="2.899cm" svg:height="0.596cm" svg:x="20.53cm" svg:y="0.026cm" draw:caption-point-x="-0.61cm" draw:caption-point-y="0.913cm">
              <dc:date>2016-06-04T00:00:00</dc:date>
              <text:p text:style-name="P2"><text:span text:style-name="T1">Intermédiaire</text:span></text:p>
            </office:annotation>
            <text:p>Inter.</text:p>
          </table:table-cell>
          <table:table-cell table:style-name="ce16" office:value-type="string" calcext:value-type="string">
            <text:p>Élevée</text:p>
          </table:table-cell>
          <table:table-cell table:style-name="ce16" office:value-type="string" calcext:value-type="string">
            <text:p>Faible</text:p>
          </table:table-cell>
          <table:table-cell table:style-name="ce16" office:value-type="string" calcext:value-type="string">
            <text:p>Inter.</text:p>
          </table:table-cell>
          <table:table-cell table:style-name="ce16" office:value-type="string" calcext:value-type="string">
            <text:p>Élevée</text:p>
          </table:table-cell>
          <table:covered-table-cell table:style-name="ce16"/>
          <table:table-cell table:style-name="Default"/>
          <table:covered-table-cell table:style-name="ce47"/>
          <table:covered-table-cell table:number-columns-repeated="2" table:style-name="ce52"/>
          <table:covered-table-cell table:style-name="Default"/>
          <table:table-cell table:style-name="Default" table:number-columns-repeated="2"/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Benoit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36" table:formula="of:=[.D4]*1+[.E4]*2+[.F4]*4 + [.G4]*3+[.H4]*6+[.I4]*12+[.J4]*1+[.K4]*2+[.L4]*4+[.M4]*3+[.N4]*6+[.O4]*12" office:value-type="float" office:value="50" calcext:value-type="float">
            <text:p>50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Laetitia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5]*1+[.E5]*2+[.F5]*4 + [.G5]*3+[.H5]*6+[.I5]*12+[.J5]*1+[.K5]*2+[.L5]*4+[.M5]*3+[.N5]*6+[.O5]*12" office:value-type="float" office:value="82" calcext:value-type="float">
            <text:p>82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Lionel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36" table:formula="of:=[.D6]*1+[.E6]*2+[.F6]*4 + [.G6]*3+[.H6]*6+[.I6]*12+[.J6]*1+[.K6]*2+[.L6]*4+[.M6]*3+[.N6]*6+[.O6]*12" office:value-type="float" office:value="162" calcext:value-type="float">
            <text:p>162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Ludo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6" table:formula="of:=[.D7]*1+[.E7]*2+[.F7]*4 + [.G7]*3+[.H7]*6+[.I7]*12+[.J7]*1+[.K7]*2+[.L7]*4+[.M7]*3+[.N7]*6+[.O7]*12" office:value-type="float" office:value="138" calcext:value-type="float">
            <text:p>138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Steph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8]*1+[.E8]*2+[.F8]*4 + [.G8]*3+[.H8]*6+[.I8]*12+[.J8]*1+[.K8]*2+[.L8]*4+[.M8]*3+[.N8]*6+[.O8]*12" office:value-type="float" office:value="56" calcext:value-type="float">
            <text:p>56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Vincent</text:p>
          </table:table-cell>
          <table:table-cell table:style-name="ce17" office:value-type="float" office:value="12" calcext:value-type="float">
            <text:p>12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2" calcext:value-type="float">
            <text:p>12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9]*1+[.E9]*2+[.F9]*4 + [.G9]*3+[.H9]*6+[.I9]*12+[.J9]*1+[.K9]*2+[.L9]*4+[.M9]*3+[.N9]*6+[.O9]*12" office:value-type="float" office:value="102" calcext:value-type="float">
            <text:p>102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Benoît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36" table:formula="of:=[.D10]*1+[.E10]*2+[.F10]*4 + [.G10]*3+[.H10]*6+[.I10]*12+[.J10]*1+[.K10]*2+[.L10]*4+[.M10]*3+[.N10]*6+[.O10]*12" office:value-type="float" office:value="124" calcext:value-type="float">
            <text:p>124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Etienne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3"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number-columns-repeated="3"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6" table:formula="of:=[.D11]*1+[.E11]*2+[.F11]*4 + [.G11]*3+[.H11]*6+[.I11]*12+[.J11]*1+[.K11]*2+[.L11]*4+[.M11]*3+[.N11]*6+[.O11]*12" office:value-type="float" office:value="130" calcext:value-type="float">
            <text:p>130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Pierre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3" table:style-name="ce17" office:value-type="float" office:value="4" calcext:value-type="float">
            <text:p>4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3"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36" table:formula="of:=[.D12]*1+[.E12]*2+[.F12]*4 + [.G12]*3+[.H12]*6+[.I12]*12+[.J12]*1+[.K12]*2+[.L12]*4+[.M12]*3+[.N12]*6+[.O12]*12" office:value-type="float" office:value="216" calcext:value-type="float">
            <text:p>216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Jacques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3"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36" table:formula="of:=[.D13]*1+[.E13]*2+[.F13]*4 + [.G13]*3+[.H13]*6+[.I13]*12+[.J13]*1+[.K13]*2+[.L13]*4+[.M13]*3+[.N13]*6+[.O13]*12" office:value-type="float" office:value="226" calcext:value-type="float">
            <text:p>226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Jean</text:p>
          </table:table-cell>
          <table:table-cell table:style-name="ce17" office:value-type="float" office:value="24" calcext:value-type="float">
            <text:p>24</text:p>
          </table:table-cell>
          <table:table-cell table:number-columns-repeated="3"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3"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36" table:formula="of:=[.D14]*1+[.E14]*2+[.F14]*4 + [.G14]*3+[.H14]*6+[.I14]*12+[.J14]*1+[.K14]*2+[.L14]*4+[.M14]*3+[.N14]*6+[.O14]*12" office:value-type="float" office:value="264" calcext:value-type="float">
            <text:p>264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4]+1" office:value-type="float" office:value="12" calcext:value-type="float">
            <text:p>12</text:p>
          </table:table-cell>
          <table:table-cell table:style-name="Default" office:value-type="string" calcext:value-type="string">
            <text:p>Magalie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3"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7" calcext:value-type="float">
            <text:p>17</text:p>
          </table:table-cell>
          <table:table-cell table:number-columns-repeated="3"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36" table:formula="of:=[.D15]*1+[.E15]*2+[.F15]*4 + [.G15]*3+[.H15]*6+[.I15]*12+[.J15]*1+[.K15]*2+[.L15]*4+[.M15]*3+[.N15]*6+[.O15]*12" office:value-type="float" office:value="268" calcext:value-type="float">
            <text:p>268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5]+1" office:value-type="float" office:value="13" calcext:value-type="float">
            <text:p>13</text:p>
          </table:table-cell>
          <table:table-cell table:style-name="Default" office:value-type="string" calcext:value-type="string">
            <text:p>Carole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3" table:style-name="ce17" office:value-type="float" office:value="8" calcext:value-type="float">
            <text:p>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number-columns-repeated="3"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36" table:formula="of:=[.D16]*1+[.E16]*2+[.F16]*4 + [.G16]*3+[.H16]*6+[.I16]*12+[.J16]*1+[.K16]*2+[.L16]*4+[.M16]*3+[.N16]*6+[.O16]*12" office:value-type="float" office:value="328" calcext:value-type="float">
            <text:p>328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3" table:formula="of:=([.$P$21]-[.$P$22])*2/MAX([.$U$18];MAX([.$P$4:.$P$17]))-1" office:value-type="percentage" office:value="-0.524256374040105" calcext:value-type="percentage">
            <text:p>-52,4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6]+1" office:value-type="float" office:value="14" calcext:value-type="float">
            <text:p>14</text:p>
          </table:table-cell>
          <table:table-cell table:style-name="Default" office:value-type="string" calcext:value-type="string">
            <text:p>Alfred</text:p>
          </table:table-cell>
          <table:table-cell table:style-name="ce17" office:value-type="float" office:value="25" calcext:value-type="float">
            <text:p>25</text:p>
          </table:table-cell>
          <table:table-cell table:number-columns-repeated="3" table:style-name="ce17" office:value-type="float" office:value="9" calcext:value-type="float">
            <text:p>9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number-columns-repeated="3"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36" table:formula="of:=[.D17]*1+[.E17]*2+[.F17]*4 + [.G17]*3+[.H17]*6+[.I17]*12+[.J17]*1+[.K17]*2+[.L17]*4+[.M17]*3+[.N17]*6+[.O17]*12" office:value-type="float" office:value="284" calcext:value-type="float">
            <text:p>284</text:p>
          </table:table-cell>
          <table:table-cell table:style-name="Default"/>
          <table:table-cell table:style-name="ce48" table:formula="of:=AVERAGE([.$P$4:.$P$17])" office:value-type="float" office:value="173.571428571429" calcext:value-type="float">
            <text:p>173,57</text:p>
          </table:table-cell>
          <table:table-cell table:style-name="ce53" table:formula="of:=([.$P$21]+[.$P$22])*2/MAX([.$U$18];MAX([.$P$4:.$P$17]))-1" office:value-type="percentage" office:value="0.507929843427865" calcext:value-type="percentage">
            <text:p>50,79%</text:p>
          </table:table-cell>
          <table:table-cell table:style-name="ce56" table:formula="of:=MEDIAN([.$P$4:.$P$17])" office:value-type="float" office:value="150" calcext:value-type="float">
            <text:p>150</text:p>
          </table:table-cell>
          <table:table-cell table:style-name="ce59" table:formula="of:=-STDEV([.$P$4:.$P$17])/[.R17]" office:value-type="percentage" office:value="-0.520340788641261" calcext:value-type="percentage">
            <text:p>-52,03%</text:p>
          </table:table-cell>
          <table:table-cell table:style-name="ce62"/>
          <table:table-cell table:style-name="Default"/>
          <table:table-cell table:number-columns-repeated="1001"/>
        </table:table-row>
        <table:table-row table:style-name="ro2">
          <table:table-cell table:style-name="ce5"/>
          <table:table-cell table:style-name="ce9"/>
          <table:table-cell table:style-name="ce13"/>
          <table:table-cell table:style-name="ce20" table:number-columns-repeated="5"/>
          <table:table-cell table:style-name="ce22"/>
          <table:table-cell table:style-name="ce20" table:number-columns-repeated="6"/>
          <table:table-cell table:style-name="ce68"/>
          <table:table-cell/>
          <table:table-cell table:style-name="ce49"/>
          <table:table-cell table:style-name="ce55"/>
          <table:table-cell table:style-name="ce57" office:value-type="string" calcext:value-type="string">
            <text:p>Max Y Schéma :</text:p>
          </table:table-cell>
          <table:table-cell table:style-name="ce70" office:value-type="float" office:value="350" calcext:value-type="float">
            <text:p>350</text:p>
          </table:table-cell>
          <table:table-cell table:number-columns-repeated="2"/>
          <table:table-cell table:style-name="ce5" table:number-columns-repeated="1001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65" office:value-type="string" calcext:value-type="string" table:number-columns-spanned="3" table:number-rows-spanned="1">
            <text:p>Total :</text:p>
          </table:table-cell>
          <table:covered-table-cell table:style-name="ce66"/>
          <table:covered-table-cell table:style-name="ce67"/>
          <table:table-cell table:style-name="ce69" table:formula="of:=SUM([.P4:.P17])" office:value-type="float" office:value="2430" calcext:value-type="float">
            <text:p>2430,00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6" office:value-type="string" calcext:value-type="string" table:number-columns-spanned="3" table:number-rows-spanned="1">
            <text:p>Médiane :</text:p>
          </table:table-cell>
          <table:covered-table-cell table:style-name="ce32"/>
          <table:covered-table-cell table:style-name="ce22"/>
          <table:table-cell table:style-name="ce41" table:formula="of:=MEDIAN([.$P$4:.$P$17])" office:value-type="float" office:value="150" calcext:value-type="float">
            <text:p>150,00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7" office:value-type="string" calcext:value-type="string" table:number-columns-spanned="3" table:number-rows-spanned="1">
            <text:p>Moyenne / joueur :</text:p>
          </table:table-cell>
          <table:covered-table-cell table:style-name="ce32"/>
          <table:covered-table-cell table:style-name="ce22"/>
          <table:table-cell table:style-name="ce40" table:formula="of:=AVERAGE([.$P$4:.$P$17])" office:value-type="float" office:value="173.571428571429" calcext:value-type="float">
            <text:p>173,57</text:p>
          </table:table-cell>
          <table:table-cell table:number-columns-repeated="1008"/>
        </table:table-row>
        <table:table-row table:style-name="ro2">
          <table:table-cell/>
          <table:table-cell table:style-name="ce9"/>
          <table:table-cell/>
          <table:table-cell table:style-name="ce20" table:number-columns-repeated="9"/>
          <table:table-cell table:style-name="ce28" office:value-type="string" calcext:value-type="string" table:number-columns-spanned="3" table:number-rows-spanned="1">
            <text:p>Écart type :</text:p>
          </table:table-cell>
          <table:covered-table-cell table:style-name="ce33"/>
          <table:covered-table-cell table:style-name="ce34"/>
          <table:table-cell table:style-name="ce42" table:formula="of:=STDEV([.$P$4:.$P$17])" office:value-type="float" office:value="90.3162940284474" calcext:value-type="float">
            <text:p>90,32</text:p>
          </table:table-cell>
          <table:table-cell table:number-columns-repeated="1008"/>
        </table:table-row>
        <table:table-row table:style-name="ro2">
          <table:table-cell>
            <draw:frame table:end-cell-address="'Monnaie Libre'.P54" table:end-x="2.841cm" table:end-y="0.129cm" draw:z-index="0" draw:style-name="gr1" draw:text-style-name="P1" svg:width="27.892cm" svg:height="13.97cm" svg:x="0.252cm" svg:y="0.609cm">
              <draw:object draw:notify-on-update-of-ranges="'Monnaie Libre'.C4:'Monnaie Libre'.C17 'Monnaie Libre'.P2:'Monnaie Libre'.P2 'Monnaie Libre'.P4:'Monnaie Libre'.P17 'Monnaie Libre'.U2:'Monnaie Libre'.U2 'Monnaie Libre'.U4:'Monnaie Libre'.U17 'Monnaie Libre'.S2:'Monnaie Libre'.S2 'Monnaie Libre'.S4:'Monnaie Libre'.S17 'Monnaie Libre'.R2:'Monnaie Libre'.R2 'Monnaie Libre'.R4:'Monnaie Libre'.R17 'Monnaie Libre'.T2:'Monnaie Libre'.T2 'Monnaie Libre'.T4:'Monnaie Libre'.T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ce20" table:number-columns-repeated="12"/>
          <table:table-cell table:style-name="ce45"/>
          <table:table-cell table:number-columns-repeated="100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20"/>
          <table:table-cell table:style-name="ce5" table:number-columns-repeated="2"/>
          <table:table-cell table:number-columns-repeated="1002"/>
        </table:table-row>
        <table:table-row table:style-name="ro2">
          <table:table-cell table:number-columns-repeated="20"/>
          <table:table-cell table:style-name="ce5" table:number-columns-repeated="2"/>
          <table:table-cell table:number-columns-repeated="1002"/>
        </table:table-row>
      </table:table>
      <table:named-expressions/>
      <table:database-ranges>
        <table:database-range table:name="__Anonymous_Sheet_DB__1" table:target-range-address="'Monnaie Libre'.V4:'Monnaie Libre'.V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4">00/00/0000</text:date>, <text:time style:data-style-name="N2" text:time-value="02:56:52.514543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6-06-04T04:37:49.154169160</dc:date>
    <meta:editing-duration>PT15H38M59S</meta:editing-duration>
    <meta:editing-cycles>50</meta:editing-cycles>
    <meta:generator>LibreOffice/4.2.8.2$Linux_X86_64 LibreOffice_project/420m0$Build-2</meta:generator>
    <dc:creator>Millicent </dc:creator>
    <meta:document-statistic meta:table-count="2" meta:cell-count="7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verlap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minimum="-1" chart:maximum="1" chart:gap-width="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93cm" svg:height="13.971cm" xlink:href=".." xlink:type="simple" chart:class="chart:bar" chart:column-mapping="0 4 2 1 3" chart:style-name="ch1">
        <chart:title svg:x="12.474cm" svg:y="0.415cm" chart:style-name="ch2">
          <text:p>Monnaie Libre</text:p>
        </chart:title>
        <chart:subtitle svg:x="13.168cm" svg:y="1.626cm" chart:style-name="ch3">
          <text:p>(TRM)</text:p>
        </chart:subtitle>
        <chart:legend chart:legend-position="top" svg:x="5.817cm" svg:y="2.393cm" style:legend-expansion="wide" chart:style-name="ch4"/>
        <chart:plot-area chart:style-name="ch5" table:cell-range-address="'Monnaie Libre'.C4:'Monnaie Libre'.C17 'Monnaie Libre'.P2:'Monnaie Libre'.P2 'Monnaie Libre'.P4:'Monnaie Libre'.P17 'Monnaie Libre'.R2:'Monnaie Libre'.U2 'Monnaie Libre'.R4:'Monnaie Libre'.U17" chart:data-source-has-labels="both" svg:x="0.557cm" svg:y="3.27cm" svg:width="26.779cm" svg:height="10.422cm">
          <chartooo:coordinate-region svg:x="1.364cm" svg:y="3.469cm" svg:width="24.265cm" svg:height="9.576cm"/>
          <chart:axis chart:dimension="x" chart:name="primary-x" chart:style-name="ch6" chartooo:axis-type="auto">
            <chartooo:date-scale/>
            <chart:categories table:cell-range-address="'Monnaie Libre'.C4:'Monnaie Libre'.C1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Libre'.P4:'Monnaie Libre'.P17" chart:label-cell-address="'Monnaie Libre'.P2:'Monnaie Libre'.P2" chart:class="chart:bar">
            <chart:data-point chart:repeated="14"/>
          </chart:series>
          <chart:series chart:attached-axis="secondary-y" chart:style-name="ch11" chart:values-cell-range-address="'Monnaie Libre'.U4:'Monnaie Libre'.U17" chart:label-cell-address="'Monnaie Libre'.U2:'Monnaie Libre'.U2" chart:class="chart:bar">
            <chart:data-point chart:repeated="14"/>
          </chart:series>
          <chart:series chart:attached-axis="secondary-y" chart:style-name="ch11" chart:values-cell-range-address="'Monnaie Libre'.S4:'Monnaie Libre'.S17" chart:label-cell-address="'Monnaie Libre'.S2:'Monnaie Libre'.S2" chart:class="chart:bar">
            <chart:data-point chart:repeated="14"/>
          </chart:series>
          <chart:series chart:attached-axis="primary-y" chart:style-name="ch12" chart:values-cell-range-address="'Monnaie Libre'.R4:'Monnaie Libre'.R17" chart:label-cell-address="'Monnaie Libre'.R2:'Monnaie Libre'.R2" chart:class="chart:line">
            <chart:data-point chart:repeated="14"/>
          </chart:series>
          <chart:series chart:attached-axis="primary-y" chart:style-name="ch13" chart:values-cell-range-address="'Monnaie Libre'.T4:'Monnaie Libre'.T17" chart:label-cell-address="'Monnaie Libre'.T2:'Monnaie Libre'.T2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Libre'.P2:'Monnaie Libre'.P2</svg:desc>
                </draw:g>
              </table:table-cell>
              <table:table-cell office:value-type="string">
                <text:p>Écart type</text:p>
                <draw:g>
                  <svg:desc>'Monnaie Libre'.U2:'Monnaie Libre'.U2</svg:desc>
                </draw:g>
              </table:table-cell>
              <table:table-cell office:value-type="string">
                <text:p>Écart type</text:p>
                <draw:g>
                  <svg:desc>'Monnaie Libre'.S2:'Monnaie Libre'.S2</svg:desc>
                </draw:g>
              </table:table-cell>
              <table:table-cell office:value-type="string">
                <text:p>Moyenne</text:p>
                <draw:g>
                  <svg:desc>'Monnaie Libre'.R2:'Monnaie Libre'.R2</svg:desc>
                </draw:g>
              </table:table-cell>
              <table:table-cell office:value-type="string">
                <text:p>Médiane</text:p>
                <draw:g>
                  <svg:desc>'Monnaie Libre'.T2:'Monnaie Libre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'Monnaie Libre'.C4:'Monnaie Libre'.C17</svg:desc>
                </draw:g>
              </table:table-cell>
              <table:table-cell office:value-type="float" office:value="50">
                <text:p>50</text:p>
                <draw:g>
                  <svg:desc>'Monnaie Libre'.P4:'Monnaie Libre'.P17</svg:desc>
                </draw:g>
              </table:table-cell>
              <table:table-cell office:value-type="float" office:value="-0.524256374040105">
                <text:p>-0.524256374040105</text:p>
                <draw:g>
                  <svg:desc>'Monnaie Libre'.U4:'Monnaie Libre'.U17</svg:desc>
                </draw:g>
              </table:table-cell>
              <table:table-cell office:value-type="float" office:value="0.507929843427865">
                <text:p>0.507929843427865</text:p>
                <draw:g>
                  <svg:desc>'Monnaie Libre'.S4:'Monnaie Libre'.S17</svg:desc>
                </draw:g>
              </table:table-cell>
              <table:table-cell office:value-type="float" office:value="173.571428571429">
                <text:p>173.571428571429</text:p>
                <draw:g>
                  <svg:desc>'Monnaie Libre'.R4:'Monnaie Libre'.R17</svg:desc>
                </draw:g>
              </table:table-cell>
              <table:table-cell office:value-type="float" office:value="150">
                <text:p>150</text:p>
                <draw:g>
                  <svg:desc>'Monnaie Libre'.T4:'Monnaie Libre'.T17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82">
                <text:p>82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162">
                <text:p>162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38">
                <text:p>138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56">
                <text:p>56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102">
                <text:p>102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124">
                <text:p>124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30">
                <text:p>130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216">
                <text:p>216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226">
                <text:p>226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264">
                <text:p>264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268">
                <text:p>268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328">
                <text:p>328</text:p>
              </table:table-cell>
              <table:table-cell office:value-type="float" office:value="-0.524256374040105">
                <text:p>-0.524256374040105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284">
                <text:p>284</text:p>
              </table:table-cell>
              <table:table-cell office:value-type="float" office:value="-0.520340788641261">
                <text:p>-0.520340788641261</text:p>
              </table:table-cell>
              <table:table-cell office:value-type="float" office:value="0.507929843427865">
                <text:p>0.507929843427865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false" chart:tick-marks-major-inner="false" chart:tick-marks-major-outer="false" chart:logarithmic="false" chart:minimum="-1" chart:maximum="1" chart:origin="0" chart:gap-width="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8cm" svg:height="15.001cm" xlink:href=".." xlink:type="simple" chart:class="chart:bar" chart:column-mapping="0 2 4 1 3" chart:style-name="ch1">
        <chart:title svg:x="12.228cm" svg:y="0.436cm" chart:style-name="ch2">
          <text:p>Monnaie Dette</text:p>
        </chart:title>
        <chart:subtitle svg:x="11.572cm" svg:y="1.088cm" chart:style-name="ch3">
          <text:p>(en comptant la banque)</text:p>
        </chart:subtitle>
        <chart:legend chart:legend-position="top" svg:x="5.611cm" svg:y="2.434cm" style:legend-expansion="wide" chart:style-name="ch4"/>
        <chart:plot-area chart:style-name="ch5" table:cell-range-address="'Monnaie Dette'.C4:'Monnaie Dette'.C18 'Monnaie Dette'.P2:'Monnaie Dette'.P2 'Monnaie Dette'.P4:'Monnaie Dette'.P18 'Monnaie Dette'.W2:'Monnaie Dette'.Z2 'Monnaie Dette'.W4:'Monnaie Dette'.Z18" chart:data-source-has-labels="both" svg:x="0.549cm" svg:y="3.333cm" svg:width="26.382cm" svg:height="11.368cm">
          <chartooo:coordinate-region svg:x="1.356cm" svg:y="3.532cm" svg:width="25.575cm" svg:height="10.522cm"/>
          <chart:axis chart:dimension="x" chart:name="primary-x" chart:style-name="ch6" chartooo:axis-type="auto">
            <chartooo:date-scale/>
            <chart:categories table:cell-range-address="'Monnaie Dette'.C4:'Monnaie Dette'.C18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Dette'.P4:'Monnaie Dette'.P18" chart:label-cell-address="'Monnaie Dette'.P2:'Monnaie Dette'.P2" chart:class="chart:bar">
            <chart:data-point chart:repeated="15"/>
          </chart:series>
          <chart:series chart:attached-axis="secondary-y" chart:style-name="ch11" chart:values-cell-range-address="'Monnaie Dette'.X4:'Monnaie Dette'.X18" chart:label-cell-address="'Monnaie Dette'.X2:'Monnaie Dette'.X2" chart:class="chart:bar">
            <chart:data-point chart:repeated="15"/>
          </chart:series>
          <chart:series chart:attached-axis="secondary-y" chart:style-name="ch12" chart:values-cell-range-address="'Monnaie Dette'.Z4:'Monnaie Dette'.Z18" chart:label-cell-address="'Monnaie Dette'.Z2:'Monnaie Dette'.Z2" chart:class="chart:bar">
            <chart:data-point chart:repeated="15"/>
          </chart:series>
          <chart:series chart:attached-axis="primary-y" chart:style-name="ch13" chart:values-cell-range-address="'Monnaie Dette'.W4:'Monnaie Dette'.W18" chart:label-cell-address="'Monnaie Dette'.W2:'Monnaie Dette'.W2" chart:class="chart:line">
            <chart:data-point chart:repeated="15"/>
          </chart:series>
          <chart:series chart:attached-axis="primary-y" chart:style-name="ch14" chart:values-cell-range-address="'Monnaie Dette'.Y4:'Monnaie Dette'.Y18" chart:label-cell-address="'Monnaie Dette'.Y2:'Monnaie Dette'.Y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Dette'.P2:'Monnaie Dette'.P2</svg:desc>
                </draw:g>
              </table:table-cell>
              <table:table-cell office:value-type="string">
                <text:p>Écart type</text:p>
                <draw:g>
                  <svg:desc>'Monnaie Dette'.X2:'Monnaie Dette'.X2</svg:desc>
                </draw:g>
              </table:table-cell>
              <table:table-cell office:value-type="string">
                <text:p>Écart type</text:p>
                <draw:g>
                  <svg:desc>'Monnaie Dette'.Z2:'Monnaie Dette'.Z2</svg:desc>
                </draw:g>
              </table:table-cell>
              <table:table-cell office:value-type="string">
                <text:p>Moyenne</text:p>
                <draw:g>
                  <svg:desc>'Monnaie Dette'.W2:'Monnaie Dette'.W2</svg:desc>
                </draw:g>
              </table:table-cell>
              <table:table-cell office:value-type="string">
                <text:p>Médiane</text:p>
                <draw:g>
                  <svg:desc>'Monnaie Dette'.Y2:'Monnaie Dette'.Y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'Monnaie Dette'.C4:'Monnaie Dette'.C18</svg:desc>
                </draw:g>
              </table:table-cell>
              <table:table-cell office:value-type="float" office:value="50">
                <text:p>50</text:p>
                <draw:g>
                  <svg:desc>'Monnaie Dette'.P4:'Monnaie Dette'.P18</svg:desc>
                </draw:g>
              </table:table-cell>
              <table:table-cell office:value-type="float" office:value="0.0549550749015175">
                <text:p>0.0549550749015175</text:p>
                <draw:g>
                  <svg:desc>'Monnaie Dette'.X4:'Monnaie Dette'.X18</svg:desc>
                </draw:g>
              </table:table-cell>
              <table:table-cell office:value-type="float" office:value="-0.752732852679295">
                <text:p>-0.752732852679295</text:p>
                <draw:g>
                  <svg:desc>'Monnaie Dette'.Z4:'Monnaie Dette'.Z18</svg:desc>
                </draw:g>
              </table:table-cell>
              <table:table-cell office:value-type="float" office:value="195.333333333333">
                <text:p>195.333333333333</text:p>
                <draw:g>
                  <svg:desc>'Monnaie Dette'.W4:'Monnaie Dette'.W18</svg:desc>
                </draw:g>
              </table:table-cell>
              <table:table-cell office:value-type="float" office:value="162">
                <text:p>162</text:p>
                <draw:g>
                  <svg:desc>'Monnaie Dette'.Y4:'Monnaie Dette'.Y18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82">
                <text:p>82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162">
                <text:p>162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38">
                <text:p>138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56">
                <text:p>56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102">
                <text:p>102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124">
                <text:p>124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30">
                <text:p>130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216">
                <text:p>216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226">
                <text:p>226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264">
                <text:p>264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268">
                <text:p>268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328">
                <text:p>328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284">
                <text:p>284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500">
                <text:p>500</text:p>
              </table:table-cell>
              <table:table-cell office:value-type="float" office:value="0.0549550749015175">
                <text:p>0.0549550749015175</text:p>
              </table:table-cell>
              <table:table-cell office:value-type="float" office:value="-0.752732852679295">
                <text:p>-0.75273285267929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false" chart:tick-marks-major-inner="false" chart:tick-marks-major-outer="false" chart:logarithmic="false" chart:minimum="-1" chart:maximum="1" chart:gap-width="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83caff" draw:opacity="30%" draw:opacity-name="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48cm" svg:height="15.003cm" xlink:href=".." xlink:type="simple" chart:class="chart:bar" chart:column-mapping="0 2 4 1 3" chart:style-name="ch1">
        <chart:title svg:x="12.228cm" svg:y="0.436cm" chart:style-name="ch2">
          <text:p>Monnaie Dette</text:p>
        </chart:title>
        <chart:subtitle svg:x="11.445cm" svg:y="1.014cm" chart:style-name="ch3">
          <text:p>(sans compter la banque)</text:p>
        </chart:subtitle>
        <chart:legend chart:legend-position="top" svg:x="5.611cm" svg:y="2.435cm" style:legend-expansion="wide" chart:style-name="ch4"/>
        <chart:plot-area chart:style-name="ch5" table:cell-range-address="'Monnaie Dette'.C4:'Monnaie Dette'.C17 'Monnaie Dette'.P2:'Monnaie Dette'.P2 'Monnaie Dette'.P4:'Monnaie Dette'.P17 'Monnaie Dette'.R2:'Monnaie Dette'.U2 'Monnaie Dette'.R4:'Monnaie Dette'.U17" chart:data-source-has-labels="both" svg:x="0.549cm" svg:y="3.333cm" svg:width="26.382cm" svg:height="11.37cm">
          <chartooo:coordinate-region svg:x="1.356cm" svg:y="3.532cm" svg:width="25.575cm" svg:height="10.524cm"/>
          <chart:axis chart:dimension="x" chart:name="primary-x" chart:style-name="ch6" chartooo:axis-type="auto">
            <chartooo:date-scale/>
            <chart:categories table:cell-range-address="'Monnaie Dette'.C4:'Monnaie Dette'.C17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Monnaie Dette'.P4:'Monnaie Dette'.P17" chart:label-cell-address="'Monnaie Dette'.P2:'Monnaie Dette'.P2" chart:class="chart:bar">
            <chart:data-point chart:repeated="14"/>
          </chart:series>
          <chart:series chart:attached-axis="secondary-y" chart:style-name="ch11" chart:values-cell-range-address="'Monnaie Dette'.S4:'Monnaie Dette'.S17" chart:label-cell-address="'Monnaie Dette'.S2:'Monnaie Dette'.S2" chart:class="chart:bar">
            <chart:data-point chart:repeated="14"/>
          </chart:series>
          <chart:series chart:attached-axis="secondary-y" chart:style-name="ch12" chart:values-cell-range-address="'Monnaie Dette'.U4:'Monnaie Dette'.U17" chart:label-cell-address="'Monnaie Dette'.U2:'Monnaie Dette'.U2" chart:class="chart:bar">
            <chart:data-point chart:repeated="14"/>
          </chart:series>
          <chart:series chart:attached-axis="primary-y" chart:style-name="ch13" chart:values-cell-range-address="'Monnaie Dette'.R4:'Monnaie Dette'.R17" chart:label-cell-address="'Monnaie Dette'.R2:'Monnaie Dette'.R2" chart:class="chart:line">
            <chart:data-point chart:repeated="14"/>
          </chart:series>
          <chart:series chart:attached-axis="primary-y" chart:style-name="ch14" chart:values-cell-range-address="'Monnaie Dette'.T4:'Monnaie Dette'.T17" chart:label-cell-address="'Monnaie Dette'.T2:'Monnaie Dette'.T2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Monnaie Dette'.P2:'Monnaie Dette'.P2</svg:desc>
                </draw:g>
              </table:table-cell>
              <table:table-cell office:value-type="string">
                <text:p>Écart type</text:p>
                <draw:g>
                  <svg:desc>'Monnaie Dette'.S2:'Monnaie Dette'.S2</svg:desc>
                </draw:g>
              </table:table-cell>
              <table:table-cell office:value-type="string">
                <text:p>Écart type</text:p>
                <draw:g>
                  <svg:desc>'Monnaie Dette'.U2:'Monnaie Dette'.U2</svg:desc>
                </draw:g>
              </table:table-cell>
              <table:table-cell office:value-type="string">
                <text:p>Moyenne</text:p>
                <draw:g>
                  <svg:desc>'Monnaie Dette'.R2:'Monnaie Dette'.R2</svg:desc>
                </draw:g>
              </table:table-cell>
              <table:table-cell office:value-type="string">
                <text:p>Médiane</text:p>
                <draw:g>
                  <svg:desc>'Monnaie Dette'.T2:'Monnaie Dette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'Monnaie Dette'.C4:'Monnaie Dette'.C17</svg:desc>
                </draw:g>
              </table:table-cell>
              <table:table-cell office:value-type="float" office:value="50">
                <text:p>50</text:p>
                <draw:g>
                  <svg:desc>'Monnaie Dette'.P4:'Monnaie Dette'.P17</svg:desc>
                </draw:g>
              </table:table-cell>
              <table:table-cell office:value-type="float" office:value="0.507929843427863">
                <text:p>0.507929843427863</text:p>
                <draw:g>
                  <svg:desc>'Monnaie Dette'.S4:'Monnaie Dette'.S17</svg:desc>
                </draw:g>
              </table:table-cell>
              <table:table-cell office:value-type="float" office:value="-0.524256374040108">
                <text:p>-0.524256374040108</text:p>
                <draw:g>
                  <svg:desc>'Monnaie Dette'.U4:'Monnaie Dette'.U17</svg:desc>
                </draw:g>
              </table:table-cell>
              <table:table-cell office:value-type="float" office:value="173.571428571429">
                <text:p>173.571428571429</text:p>
                <draw:g>
                  <svg:desc>'Monnaie Dette'.R4:'Monnaie Dette'.R17</svg:desc>
                </draw:g>
              </table:table-cell>
              <table:table-cell office:value-type="float" office:value="150">
                <text:p>150</text:p>
                <draw:g>
                  <svg:desc>'Monnaie Dette'.T4:'Monnaie Dette'.T17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82">
                <text:p>82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162">
                <text:p>162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38">
                <text:p>138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56">
                <text:p>56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102">
                <text:p>102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124">
                <text:p>124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130">
                <text:p>130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216">
                <text:p>216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226">
                <text:p>226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264">
                <text:p>264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268">
                <text:p>268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328">
                <text:p>328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284">
                <text:p>284</text:p>
              </table:table-cell>
              <table:table-cell office:value-type="float" office:value="0.507929843427863">
                <text:p>0.507929843427863</text:p>
              </table:table-cell>
              <table:table-cell office:value-type="float" office:value="-0.524256374040108">
                <text:p>-0.524256374040108</text:p>
              </table:table-cell>
              <table:table-cell office:value-type="float" office:value="173.571428571429">
                <text:p>173.571428571429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